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Display1" svg:font-family="'Aptos Display'" style:font-family-generic="swiss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ecd83" officeooo:paragraph-rsid="000ecd83" style:font-size-asian="11pt" style:font-size-complex="11pt"/>
    </style:style>
    <style:style style:name="P2" style:family="paragraph" style:parent-style-name="Standard">
      <style:text-properties fo:font-size="11pt" officeooo:paragraph-rsid="000ecd83" style:font-size-asian="11pt" style:font-size-complex="11pt"/>
    </style:style>
    <style:style style:name="P3" style:family="paragraph" style:parent-style-name="Standard">
      <style:text-properties fo:font-size="11pt" fo:font-weight="normal" officeooo:paragraph-rsid="000ecd83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List_20_Paragraph" style:list-style-name="WWNum2">
      <style:paragraph-properties fo:text-align="justify" style:justify-single-word="false"/>
    </style:style>
    <style:style style:name="P6" style:family="paragraph" style:parent-style-name="List_20_Paragraph">
      <style:paragraph-properties fo:margin-left="2.498cm"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0ecd83"/>
    </style:style>
    <style:style style:name="P8" style:family="paragraph" style:parent-style-name="Standard">
      <style:paragraph-properties fo:text-align="justify" style:justify-single-word="false" fo:break-before="page"/>
      <style:text-properties officeooo:paragraph-rsid="000ecd83"/>
    </style:style>
    <style:style style:name="P9" style:family="paragraph" style:parent-style-name="Standard">
      <style:paragraph-properties fo:margin-left="2.487cm" fo:text-align="justify" style:justify-single-word="false"/>
    </style:style>
    <style:style style:name="P10" style:family="paragraph" style:parent-style-name="Standard">
      <style:paragraph-properties fo:margin-left="1.249cm" fo:text-align="justify" style:justify-single-word="false" fo:text-indent="1.249cm" style:auto-text-indent="false"/>
    </style:style>
    <style:style style:name="P11" style:family="paragraph" style:parent-style-name="Standard">
      <style:paragraph-properties fo:text-align="justify" style:justify-single-word="false" fo:text-indent="0cm" style:auto-text-indent="false"/>
    </style:style>
    <style:style style:name="P12" style:family="paragraph" style:parent-style-name="Standard">
      <style:paragraph-properties fo:text-align="justify" style:justify-single-word="false" fo:text-indent="1.249cm" style:auto-text-indent="false"/>
    </style:style>
    <style:style style:name="P13" style:family="paragraph" style:parent-style-name="Standard">
      <style:paragraph-properties fo:margin-left="2.498cm" fo:text-align="justify" style:justify-single-word="false"/>
    </style:style>
    <style:style style:name="P14" style:family="paragraph" style:parent-style-name="Standard">
      <style:paragraph-properties fo:margin-top="0.176cm" fo:margin-bottom="0.176cm" style:contextual-spacing="false" fo:line-height="100%" fo:text-align="justify" style:justify-single-word="false"/>
    </style:style>
    <style:style style:name="P15" style:family="paragraph" style:parent-style-name="Standard">
      <style:paragraph-properties fo:margin-top="0.176cm" fo:margin-bottom="0.176cm" style:contextual-spacing="false" fo:line-height="100%" fo:text-align="justify" style:justify-single-word="false" fo:break-before="page"/>
      <style:text-properties fo:font-size="13pt" style:font-size-asian="13pt" style:font-size-complex="13pt"/>
    </style:style>
    <style:style style:name="P16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font-size="13pt" fo:font-weight="bold" style:letter-kerning="false" style:font-name-asian="Times New Roman1" style:font-size-asian="13pt" style:language-asian="pl" style:country-asian="PL" style:font-weight-asian="bold" style:font-name-complex="Calibri" style:font-size-complex="13pt" style:font-weight-complex="bold"/>
    </style:style>
    <style:style style:name="P17" style:family="paragraph" style:parent-style-name="Standard">
      <style:paragraph-properties fo:margin-top="0.176cm" fo:margin-bottom="0.176cm" style:contextual-spacing="false" fo:line-height="100%" fo:text-align="justify" style:justify-single-word="false"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officeooo:rsid="000ecd83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style:font-name="Times New Roman" fo:font-size="13pt" fo:font-weight="bold" style:letter-kerning="false" style:font-name-asian="Times New Roman1" style:font-size-asian="13pt" style:language-asian="pl" style:country-asian="PL" style:font-weight-asian="bold" style:font-size-complex="13pt" style:font-weight-complex="bold"/>
    </style:style>
    <style:style style:name="T7" style:family="text">
      <style:text-properties fo:font-size="18pt" fo:font-weight="bold" style:letter-kerning="false" style:font-name-asian="Times New Roman1" style:font-size-asian="18pt" style:language-asian="pl" style:country-asian="PL" style:font-weight-asian="bold" style:font-name-complex="Calibri" style:font-size-complex="18pt" style:font-weight-complex="bold"/>
    </style:style>
    <style:style style:name="T8" style:family="text">
      <style:text-properties fo:font-weight="bold" style:letter-kerning="false" style:font-name-asian="Times New Roman1" style:language-asian="pl" style:country-asian="PL" style:font-weight-asian="bold" style:font-name-complex="Calibri" style:font-weight-complex="bold"/>
    </style:style>
    <style:style style:name="T9" style:family="text">
      <style:text-properties fo:font-size="13pt" fo:font-weight="bold" style:letter-kerning="false" style:font-name-asian="Times New Roman1" style:font-size-asian="13pt" style:language-asian="pl" style:country-asian="PL" style:font-weight-asian="bold" style:font-name-complex="Calibri" style:font-size-complex="13pt" style:font-weight-complex="bold"/>
    </style:style>
    <style:style style:name="T10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T/AEI/INF/SEM.5/Sekcja.4</text:p>
      <text:p text:style-name="P1">Skład sekcji:</text:p>
      <text:p text:style-name="P2"><text:span text:style-name="T1">- Aleksandra Krzyżak</text:span></text:p>
      <text:p text:style-name="P3">- <text:span text:style-name="T1">Kacper Baryłowicz</text:span></text:p>
      <text:p text:style-name="P3">- <text:span text:style-name="T1">Jonasz Kachel</text:span></text:p>
      <text:p text:style-name="P3">- <text:span text:style-name="T1">Piotr Samborski</text:span></text:p>
      <text:p text:style-name="P3">- <text:span text:style-name="T1">Szymon Stach</text:span></text:p>
      <text:p text:style-name="P3">- <text:span text:style-name="T1">Jakub Dziewior</text:span></text:p>
      <text:p text:style-name="Standard" loext:marker-style-name="T2"><text:span text:style-name="T2"/></text:p>
      <text:p text:style-name="Standard" loext:marker-style-name="T2"><text:span text:style-name="T2">Specyfikacja oprogramowania<text:line-break/></text:span><text:span text:style-name="T2"/></text:p>
      <text:p text:style-name="P4" loext:marker-style-name="T3"><text:span text:style-name="T3">Opis ogólny:</text:span><text:span text:style-name="T3"/></text:p>
      <text:p text:style-name="P4" loext:marker-style-name="T4"><text:span text:style-name="T4">System zarządzania magazynem jest narzędziem mającym wspomóc zarządzanie operacjami w hali magazynowej. Ma na celu optymalizację procesów związanych z przyjęciem towaru, jego przechowywaniem, kompletowaniem zamówień, pakowaniem oraz wysyłką. Oprogramowanie pomaga operować infrastrukturą magazynu oraz kontrolować stan zasobów.</text:span><text:span text:style-name="T4"/></text:p>
      <text:p text:style-name="P4" loext:marker-style-name="T4"><text:span text:style-name="T4">Autoryzacja pracowników odbywa się poprzez rejestrację i logowanie. Każdy pracownik ma przydzieloną przy rejestracji rolę (kierownik, administrator, magazynier, klient). Na jej podstawie określane są uprawnienia danego użytkownika.</text:span><text:span text:style-name="T4"/></text:p>
      <text:p text:style-name="P4" loext:marker-style-name="T4"><text:span text:style-name="T4">W systemie przechowywane są dane na temat towarów: nazwa, ilość, numer seryjny, lokalizacja w magazynie, data ważności (jeśli wymagana), dostawca. </text:span><text:span text:style-name="T4"/></text:p>
      <text:p text:style-name="P4" loext:marker-style-name="T3"><text:span text:style-name="T3">Funkcjonalność:</text:span><text:span text:style-name="T3"/></text:p>
      <text:list text:style-name="WWNum2">
        <text:list-item>
          <text:p text:style-name="P5" loext:marker-style-name="T5"><text:span text:style-name="T5">Przyjęcie towaru</text:span><text:span text:style-name="T5"/></text:p>
        </text:list-item>
      </text:list>
      <text:p text:style-name="P6" loext:marker-style-name="T4"><text:span text:style-name="T4">- Rejestracja przyjętego towaru</text:span><text:span text:style-name="T4"/></text:p>
      <text:p text:style-name="P6" loext:marker-style-name="T4"><text:span text:style-name="T4">- Automatyczne tworzenie dokumentu</text:span><text:span text:style-name="T4"/></text:p>
      <text:p text:style-name="P6" loext:marker-style-name="T4"><text:span text:style-name="T4">- Przydział odpowiednich stref do towarów</text:span><text:span text:style-name="T4"/></text:p>
      <text:p text:style-name="P7"><text:span text:style-name="T4"><text:tab/></text:span></text:p>
      <text:p text:style-name="P8"><text:span text:style-name="T5"><text:tab/>b) <text:s/>Lokalizacja towaru</text:span></text:p>
      <text:p text:style-name="P9" loext:marker-style-name="T4"><text:span text:style-name="T4">- Zarządzanie przestrzenią magazynową (Przydział miejsc w magazynie)</text:span><text:span text:style-name="T4"/></text:p>
      <text:p text:style-name="P4" loext:marker-style-name="T4"><text:span text:style-name="T4"><text:tab/><text:tab/>- Definicja stref</text:span><text:span text:style-name="T4"/></text:p>
      <text:p text:style-name="P4"><text:span text:style-name="T4"><text:tab/></text:span><text:span text:style-name="T5">c) <text:s/>Zarządzanie stanami magazynowymi</text:span></text:p>
      <text:p text:style-name="P4" loext:marker-style-name="T4"><text:span text:style-name="T4"><text:tab/><text:tab/>- Aktualizacja stanów magazynowych.</text:span><text:span text:style-name="T4"/></text:p>
      <text:p text:style-name="P10" loext:marker-style-name="T4"><text:span text:style-name="T4">- Automatyczne alerty w przypadku niskiego stanu <text:tab/>magazynowego</text:span><text:span text:style-name="T4"/></text:p>
      <text:p text:style-name="P4" loext:marker-style-name="T4"><text:span text:style-name="T4"><text:tab/><text:tab/>- Blokada lub rezerwacja towarów.</text:span><text:span text:style-name="T4"/></text:p>
      <text:p text:style-name="P11" loext:marker-style-name="T5"><text:span text:style-name="T5"><text:tab/>d) <text:s/>Kompletacja zamówień</text:span></text:p>
      <text:p text:style-name="P4"><text:span text:style-name="T4"><text:tab/><text:tab/>- Automatyczna kompletacja zamówień na podstawie <text:tab/><text:tab/><text:tab/>zleceń klientów</text:span></text:p>
      <text:p text:style-name="P10" loext:marker-style-name="T4"><text:span text:style-name="T4">- Weryfikacja zgodności skompletowanych towarów z <text:tab/>zamówieniem</text:span><text:span text:style-name="T4"/></text:p>
      <text:p text:style-name="P12"><text:span text:style-name="T5">e)</text:span><text:span text:style-name="T6"> </text:span><text:span text:style-name="T5">Pakowanie i wysyłka</text:span></text:p>
      <text:p text:style-name="P13" loext:marker-style-name="T4"><text:span text:style-name="T4">- Generowanie dokumentów WZ (wydanie zewnętrzne) i listów przewozowych</text:span><text:span text:style-name="T4"/></text:p>
      <text:p text:style-name="P4"><text:span text:style-name="T4"><text:tab/></text:span><text:span text:style-name="T5"> f) Generowanie dokumentów</text:span></text:p>
      <text:p text:style-name="P4" loext:marker-style-name="T4"><text:span text:style-name="T4"><text:tab/><text:tab/>- Zamówienia u dostawcy</text:span><text:span text:style-name="T4"/></text:p>
      <text:p text:style-name="P4" loext:marker-style-name="T4"><text:span text:style-name="T4"><text:tab/><text:tab/>- Faktury</text:span><text:span text:style-name="T4"/></text:p>
      <text:p text:style-name="P4"><text:tab/><text:tab/></text:p>
      <text:p text:style-name="P14" loext:marker-style-name="T7"><text:span text:style-name="T7"/></text:p>
      <text:p text:style-name="P15"><text:span text:style-name="T8">Słownik projektu:</text:span></text:p>
      <text:p text:style-name="P16" loext:marker-style-name="T9"/>
      <text:p text:style-name="P4"><text:span text:style-name="Strong_20_Emphasis"><text:span text:style-name="T10">Administrator</text:span></text:span><text:span text:style-name="T10"> – rola użytkownika posiadającego wysokie uprawnienia, odpowiedzialnego za zarządzanie systemem i jego konfigurację.</text:span></text:p>
      <text:p text:style-name="P4"><text:span text:style-name="Strong_20_Emphasis"><text:span text:style-name="T10">Alert</text:span></text:span><text:span text:style-name="T10"> – powiadomienie generowane automatycznie, gdy poziom zasobów jest niski.</text:span></text:p>
      <text:p text:style-name="P4"><text:span text:style-name="Strong_20_Emphasis"><text:span text:style-name="T10">Autoryzacja</text:span></text:span><text:span text:style-name="T10"> – proces weryfikacji uprawnień użytkownika na podstawie przypisanej roli.</text:span></text:p>
      <text:p text:style-name="P4"><text:span text:style-name="Strong_20_Emphasis"><text:span text:style-name="T10">Blokada towaru</text:span></text:span><text:span text:style-name="T10"> – funkcja blokująca możliwość użycia danego towaru.</text:span></text:p>
      <text:p text:style-name="P4"><text:span text:style-name="Strong_20_Emphasis"><text:span text:style-name="T10">Dokument</text:span></text:span><text:span text:style-name="T10"> – zapis (np. Wz, faktura) generowany przez system.</text:span></text:p>
      <text:p text:style-name="P4"><text:span text:style-name="Strong_20_Emphasis"><text:span text:style-name="T10">Dokument wz</text:span></text:span><text:span text:style-name="T10"> – wydanie zewnętrzne, dokument potwierdzający wydanie towaru z magazynu.</text:span></text:p>
      <text:p text:style-name="P4"><text:span text:style-name="Strong_20_Emphasis"><text:span text:style-name="T10">Dostawca</text:span></text:span><text:span text:style-name="T10"> – firma lub osoba dostarczająca towary do magazynu.</text:span></text:p>
      <text:p text:style-name="P4"><text:span text:style-name="Strong_20_Emphasis"><text:span text:style-name="T10">Faktura</text:span></text:span><text:span text:style-name="T10"> – dokument finansowy wystawiany w celu potwierdzenia sprzedaży towarów lub usług.</text:span></text:p>
      <text:p text:style-name="P4"><text:span text:style-name="Strong_20_Emphasis"><text:span text:style-name="T10">Kompletacja zamówienia</text:span></text:span><text:span text:style-name="T10"> – automatyczny proces zbierania produktów na podstawie zamówienia klienta.</text:span></text:p>
      <text:p text:style-name="P4"><text:span text:style-name="Strong_20_Emphasis"><text:span text:style-name="T10">Kierownik</text:span></text:span><text:span text:style-name="T10"> – rola użytkownika odpowiedzialnego za nadzór nad operacjami magazynowymi.</text:span></text:p>
      <text:p text:style-name="P4"><text:span text:style-name="Strong_20_Emphasis"><text:span text:style-name="T10">Klient</text:span></text:span><text:span text:style-name="T10"> – rola użytkownika, który składa zamówienia w systemie zarządzania magazynem.</text:span></text:p>
      <text:p text:style-name="P4"><text:span text:style-name="Strong_20_Emphasis"><text:span text:style-name="T10">Listy przewozowe</text:span></text:span><text:span text:style-name="T10"> – dokumenty przewozowe wykorzystywane do wysyłki towarów, zawierające szczegóły o przewoźniku i przesyłce.</text:span></text:p>
      <text:p text:style-name="P4"><text:span text:style-name="Strong_20_Emphasis"><text:span text:style-name="T10">Logowanie</text:span></text:span><text:span text:style-name="T10"> – proces uwierzytelniania użytkownika w systemie za pomocą loginu i hasła.</text:span></text:p>
      <text:p text:style-name="P4"><text:span text:style-name="Strong_20_Emphasis"><text:span text:style-name="T10">Magazyn</text:span></text:span><text:span text:style-name="T10"> – fizyczna przestrzeń przeznaczona do przechowywania towarów.</text:span></text:p>
      <text:p text:style-name="P4"><text:span text:style-name="Strong_20_Emphasis"><text:span text:style-name="T10">Magazynier</text:span></text:span><text:span text:style-name="T10"> – użytkownik odpowiedzialny za fizyczne operacje w magazynie, takie jak przyjęcie i kompletowanie towaru.</text:span></text:p>
      <text:p text:style-name="P4"><text:span text:style-name="Strong_20_Emphasis"><text:span text:style-name="T10">Numer seryjny</text:span></text:span><text:span text:style-name="T10"> – unikatowy identyfikator nadawany towarom w systemie.</text:span></text:p>
      <text:p text:style-name="P4"><text:span text:style-name="Strong_20_Emphasis"><text:span text:style-name="T10">Pakowanie</text:span></text:span><text:span text:style-name="T10"> – proces przygotowania towaru do wysyłki.</text:span></text:p>
      <text:p text:style-name="P4"><text:span text:style-name="Strong_20_Emphasis"><text:span text:style-name="T10">Przyjęcie towaru</text:span></text:span><text:span text:style-name="T10"> – rejestrowanie towarów przychodzących do magazynu.</text:span></text:p>
      <text:p text:style-name="P4"><text:span text:style-name="Strong_20_Emphasis"><text:span text:style-name="T10">Rejestracja użytkownika</text:span></text:span><text:span text:style-name="T10"> – proces zakładania konta przez pracownika w systemie.</text:span></text:p>
      <text:p text:style-name="P4"><text:span text:style-name="Strong_20_Emphasis"><text:span text:style-name="T10">Rezerwacja towaru</text:span></text:span><text:span text:style-name="T10"> – funkcja, która pozwala zablokować określoną ilość towaru na potrzeby konkretnego zamówienia, zapewniając, że zarezerwowany towar nie zostanie przydzielony do innych zleceń, dopóki rezerwacja nie zostanie zrealizowana lub anulowana.</text:span></text:p>
      <text:p text:style-name="P4"><text:soft-page-break/><text:span text:style-name="Strong_20_Emphasis"><text:span text:style-name="T10">Stan magazynowy</text:span></text:span><text:span text:style-name="T10"> – aktualna ilość towarów w magazynie.</text:span></text:p>
      <text:p text:style-name="P4"><text:span text:style-name="Strong_20_Emphasis"><text:span text:style-name="T10">Wysyłka</text:span></text:span><text:span text:style-name="T10"> – proces związany z przekazaniem towaru klientowi oraz generowaniem dokumentów przewozowych.</text:span></text:p>
      <text:p text:style-name="P4"><text:span text:style-name="Strong_20_Emphasis"><text:span text:style-name="T10">Zasoby</text:span></text:span><text:span text:style-name="T10"> – ogólna kategoria obejmująca towary, produkty i materiały przechowywane w magazynie.</text:span></text:p>
      <text:p text:style-name="P17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 Display1" svg:font-family="'Aptos Display'" style:font-family-generic="swiss" style:font-pitch="variable"/>
    <style:font-face style:name="Aptos1" svg:font-family="Aptos" style:font-family-generic="swiss" style:font-pitch="variable"/>
    <style:font-face style:name="Aptos2" svg:font-family="Aptos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pl" fo:country="PL" style:letter-kerning="true" style:font-name-asian="Aptos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pl" fo:country="PL" style:letter-kerning="true" style:font-name-asian="Aptos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fo:hyphenation-ladder-count="no-limit" fo:hyphenation-keep="auto" loext:hyphenation-keep-type="column" style:writing-mode="lr-tb"/>
      <style:text-properties style:font-name="Aptos1" fo:font-family="Aptos" style:font-family-generic="swiss" style:font-pitch="variable" fo:font-size="12pt" style:letter-kerning="true" style:font-name-asian="Aptos2" style:font-family-asian="Aptos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1" fo:font-family="'Aptos Display'" style:font-family-generic="swiss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Nagłówek_20_2_20_Znak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1" fo:font-family="'Aptos Display'" style:font-family-generic="swiss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Nagłówek_20_3_20_Znak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Nagłówek_20_4_20_Znak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Nagłówek_20_5_20_Znak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Nagłówek_20_6_20_Znak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Nagłówek_20_7_20_Znak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Nagłówek_20_8_20_Znak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Nagłówek_20_9_20_Znak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ytuł_20_Znak" style:class="chapter">
      <style:paragraph-properties fo:margin-top="0cm" fo:margin-bottom="0.141cm" style:contextual-spacing="true" fo:line-height="100%"/>
      <style:text-properties style:font-name="Aptos Display1" fo:font-family="'Aptos Display'" style:font-family-generic="swiss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tytuł_20_Znak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ytat_20_Znak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ytat_20_intensywny_20_Znak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2_20_Znak" style:display-name="Nagłówek 2 Znak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3_20_Znak" style:display-name="Nagłówek 3 Znak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4_20_Znak" style:display-name="Nagłówek 4 Znak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5_20_Znak" style:display-name="Nagłówek 5 Znak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Nagłówek_20_6_20_Znak" style:display-name="Nagłówek 6 Znak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Nagłówek_20_7_20_Znak" style:display-name="Nagłówek 7 Znak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Nagłówek_20_8_20_Znak" style:display-name="Nagłówek 8 Znak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Nagłówek_20_9_20_Znak" style:display-name="Nagłówek 9 Znak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ytuł_20_Znak" style:display-name="Tytuł Znak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ytat_20_Znak" style:display-name="Cytat Znak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ytat_20_intensywny_20_Znak" style:display-name="Cytat intensywny Znak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2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3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4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5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6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7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8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9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2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3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4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5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6" loext:num-list-format="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7" loext:num-list-format="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8" loext:num-list-format="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ksandra Krzyżak (ak305112)</meta:initial-creator>
    <meta:editing-cycles>4</meta:editing-cycles>
    <meta:creation-date>2024-10-11T12:45:00</meta:creation-date>
    <dc:date>2024-10-12T17:48:36.473412733</dc:date>
    <meta:editing-duration>PT7M58S</meta:editing-duration>
    <meta:generator>LibreOffice/24.8.2.1$Linux_X86_64 LibreOffice_project/0f794b6e29741098670a3b95d60478a65d05ef13</meta:generator>
    <meta:document-statistic meta:table-count="0" meta:image-count="0" meta:object-count="0" meta:page-count="4" meta:paragraph-count="59" meta:word-count="444" meta:character-count="3704" meta:non-whitespace-character-count="3265"/>
    <meta:user-defined meta:name="AppVersion">16.0000</meta:user-defined>
    <meta:template xlink:type="simple" xlink:actuate="onRequest" xlink:title="Normal.dotm" xlink:href=""/>
  </office:meta>
</office:document-meta>
</file>